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81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PageStyle_5f_NORMATIF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24pt double-thin #000000" style:border-line-width="0.018cm 0.044cm 0.018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style:diagonal-bl-tr="none" style:diagonal-tl-br="none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 style:vertical-align="middl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transparent" fo:border="0.06pt solid #000000" style:vertical-align="middl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="0.06pt solid #000000" style:vertical-align="middl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1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5" style:family="table-cell" style:parent-style-name="Default">
      <style:text-properties style:font-name="Arial" fo:font-size="8pt" style:font-size-asian="8pt" style:font-size-complex="8pt"/>
    </style:style>
    <style:style style:name="ce10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41" style:family="table-cell" style:parent-style-name="Default">
      <style:table-cell-properties fo:border="0.06pt solid #000000" style:vertical-align="middl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 Security Juni 2024" table:style-name="ta1" table:print-ranges="'Data Security Juni 2024'.A1:'Data Security Juni 2024'.D49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4"/>
        <table:table-column table:style-name="co4" table:number-columns-repeated="1012" table:default-cell-style-name="ce193"/>
        <table:table-column table:style-name="co5" table:number-columns-repeated="15368" table:default-cell-style-name="Default"/>
        <table:table-header-rows>
          <table:table-row table:style-name="ro1">
            <table:table-cell table:style-name="ce1" office:value-type="string" calcext:value-type="string" table:number-columns-spanned="4" table:number-rows-spanned="1">
              <text:p>DATA SECURITY PT.USG UNIT UNGARAN</text:p>
            </table:table-cell>
            <table:covered-table-cell table:number-columns-repeated="3" table:style-name="ce3"/>
            <table:table-cell table:style-name="ce191" table:number-columns-repeated="1012"/>
            <table:table-cell table:number-columns-repeated="15368"/>
          </table:table-row>
        </table:table-header-rows>
        <table:table-row table:style-name="ro1">
          <table:table-cell table:style-name="ce3" table:number-columns-repeated="4"/>
          <table:table-cell table:style-name="ce191" table:number-columns-repeated="1012"/>
          <table:table-cell table:number-columns-repeated="15368"/>
        </table:table-row>
        <table:table-row table:style-name="ro2">
          <table:table-cell table:style-name="ce5" office:value-type="string" calcext:value-type="string" table:number-columns-spanned="1" table:number-rows-spanned="2">
            <text:p>NO</text:p>
          </table:table-cell>
          <table:table-cell table:style-name="ce5" office:value-type="string" calcext:value-type="string" table:number-columns-spanned="1" table:number-rows-spanned="2">
            <text:p>NAMA</text:p>
          </table:table-cell>
          <table:table-cell table:style-name="ce5" office:value-type="string" calcext:value-type="string" table:number-columns-spanned="1" table:number-rows-spanned="2">
            <text:p>NIK</text:p>
          </table:table-cell>
          <table:table-cell table:style-name="ce5" office:value-type="string" calcext:value-type="string" table:number-columns-spanned="1" table:number-rows-spanned="2">
            <text:p>JABATAN</text:p>
          </table:table-cell>
          <table:table-cell table:style-name="ce191" table:number-columns-repeated="1012"/>
          <table:table-cell table:number-columns-repeated="15368"/>
        </table:table-row>
        <table:table-row table:style-name="ro2">
          <table:covered-table-cell table:number-columns-repeated="4" table:style-name="ce5"/>
          <table:table-cell table:style-name="ce192" table:number-columns-repeated="1012"/>
          <table:table-cell table:number-columns-repeated="1536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awolo Prasetyo</text:p>
          </table:table-cell>
          <table:table-cell office:value-type="float" office:value="199209002" calcext:value-type="float">
            <text:p>199209002</text:p>
          </table:table-cell>
          <table:table-cell table:style-name="ce17" office:value-type="string" calcext:value-type="string">
            <text:p>DANRU</text:p>
          </table:table-cell>
          <table:table-cell table:style-name="ce192" table:number-columns-repeated="1012"/>
          <table:table-cell table:number-columns-repeated="153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 Maulana Yusuf</text:p>
          </table:table-cell>
          <table:table-cell office:value-type="float" office:value="202107227" calcext:value-type="float">
            <text:p>202107227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mas Sulistyo</text:p>
          </table:table-cell>
          <table:table-cell office:value-type="float" office:value="201712126" calcext:value-type="float">
            <text:p>201712126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i Prabowo</text:p>
          </table:table-cell>
          <table:table-cell office:value-type="float" office:value="201908021" calcext:value-type="float">
            <text:p>201908021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di Prajoyo</text:p>
          </table:table-cell>
          <table:table-cell office:value-type="string" calcext:value-type="string">
            <text:p>20220234U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Rendi Arga Saputra</text:p>
          </table:table-cell>
          <table:table-cell table:style-name="ce13" office:value-type="string" calcext:value-type="string">
            <text:p>20230205S</text:p>
          </table:table-cell>
          <table:table-cell table:style-name="ce13" office:value-type="string" calcext:value-type="string">
            <text:p>Anggota</text:p>
          </table:table-cell>
          <table:table-cell table:style-name="Default" table:number-columns-repeated="1012"/>
          <table:table-cell table:number-columns-repeated="1536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Novant Prabowo Eko. S</text:p>
          </table:table-cell>
          <table:table-cell table:style-name="ce14" office:value-type="float" office:value="202312267" calcext:value-type="float">
            <text:p>202312267</text:p>
          </table:table-cell>
          <table:table-cell table:style-name="ce18" office:value-type="string" calcext:value-type="string">
            <text:p>Anggota</text:p>
          </table:table-cell>
          <table:table-cell table:style-name="ce104" table:number-columns-repeated="1012"/>
          <table:table-cell table:number-columns-repeated="8"/>
          <table:table-cell table:style-name="ce104" table:number-columns-repeated="153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Surya Wijaya</text:p>
          </table:table-cell>
          <table:table-cell table:style-name="ce14" office:value-type="string" calcext:value-type="string">
            <text:p>20240613Q</text:p>
          </table:table-cell>
          <table:table-cell table:style-name="ce18" office:value-type="string" calcext:value-type="string">
            <text:p>Anggota</text:p>
          </table:table-cell>
          <table:table-cell table:style-name="ce104" table:number-columns-repeated="1012"/>
          <table:table-cell table:number-columns-repeated="8"/>
          <table:table-cell table:style-name="ce104" table:number-columns-repeated="1536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Kuat Purwanto</text:p>
          </table:table-cell>
          <table:table-cell office:value-type="float" office:value="199910010" calcext:value-type="float">
            <text:p>199910010</text:p>
          </table:table-cell>
          <table:table-cell table:style-name="ce17" office:value-type="string" calcext:value-type="string">
            <text:p>DANRU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ru Susanto</text:p>
          </table:table-cell>
          <table:table-cell office:value-type="float" office:value="200110113" calcext:value-type="float">
            <text:p>200110113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.Wahyudi</text:p>
          </table:table-cell>
          <table:table-cell office:value-type="float" office:value="200205004" calcext:value-type="float">
            <text:p>200205004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diat Nugroho</text:p>
          </table:table-cell>
          <table:table-cell table:style-name="ce15" office:value-type="float" office:value="201902022" calcext:value-type="float">
            <text:p>201902022</text:p>
          </table:table-cell>
          <table:table-cell table:style-name="ce15" office:value-type="string" calcext:value-type="string">
            <text:p>Anggota</text:p>
          </table:table-cell>
          <table:table-cell table:style-name="ce105" table:number-columns-repeated="1012"/>
          <table:table-cell table:number-columns-repeated="8"/>
          <table:table-cell table:style-name="ce104" table:number-columns-repeated="153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vid Putra Setiawan</text:p>
          </table:table-cell>
          <table:table-cell office:value-type="float" office:value="201707182" calcext:value-type="float">
            <text:p>201707182</text:p>
          </table:table-cell>
          <table:table-cell office:value-type="string" calcext:value-type="string">
            <text:p>A<text:span text:style-name="T1">nggota</text:span>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iyono</text:p>
          </table:table-cell>
          <table:table-cell office:value-type="float" office:value="200502130" calcext:value-type="float">
            <text:p>200502130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i Ardiansyah</text:p>
          </table:table-cell>
          <table:table-cell office:value-type="float" office:value="202206040" calcext:value-type="float">
            <text:p>202206040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Riyan Ismawan</text:p>
          </table:table-cell>
          <table:table-cell table:style-name="ce13" office:value-type="float" office:value="202211101" calcext:value-type="float">
            <text:p>202211101</text:p>
          </table:table-cell>
          <table:table-cell table:style-name="ce13"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Maryanto</text:p>
          </table:table-cell>
          <table:table-cell office:value-type="float" office:value="199912048" calcext:value-type="float">
            <text:p>199912048</text:p>
          </table:table-cell>
          <table:table-cell table:style-name="ce17" office:value-type="string" calcext:value-type="string">
            <text:p>DANRU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priyanto</text:p>
          </table:table-cell>
          <table:table-cell office:value-type="float" office:value="199911002" calcext:value-type="float">
            <text:p>199911002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us Anggoro</text:p>
          </table:table-cell>
          <table:table-cell office:value-type="float" office:value="200604124" calcext:value-type="float">
            <text:p>200604124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nawan Wibowo</text:p>
          </table:table-cell>
          <table:table-cell office:value-type="float" office:value="201907327" calcext:value-type="float">
            <text:p>201907327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hadi </text:p>
          </table:table-cell>
          <table:table-cell office:value-type="float" office:value="199911004" calcext:value-type="float">
            <text:p>199911004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ulyadi </text:p>
          </table:table-cell>
          <table:table-cell office:value-type="float" office:value="201907328" calcext:value-type="float">
            <text:p>201907328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Ferry Kurniawan</text:p>
          </table:table-cell>
          <table:table-cell table:style-name="ce13" office:value-type="float" office:value="202209164" calcext:value-type="float">
            <text:p>202209164</text:p>
          </table:table-cell>
          <table:table-cell table:style-name="ce13"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Bimantara Tara Sugandha</text:p>
          </table:table-cell>
          <table:table-cell table:style-name="ce13" office:value-type="float" office:value="202405349" calcext:value-type="float">
            <text:p>202405349</text:p>
          </table:table-cell>
          <table:table-cell table:style-name="ce13" office:value-type="string" calcext:value-type="string">
            <text:p>Anggota</text:p>
          </table:table-cell>
          <table:table-cell table:style-name="Default" table:number-columns-repeated="1012"/>
          <table:table-cell table:number-columns-repeated="153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prilya Puspitasari</text:p>
          </table:table-cell>
          <table:table-cell office:value-type="float" office:value="200604122" calcext:value-type="float">
            <text:p>200604122</text:p>
          </table:table-cell>
          <table:table-cell table:style-name="ce17" office:value-type="string" calcext:value-type="string">
            <text:p>DANRU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i Rahayu</text:p>
          </table:table-cell>
          <table:table-cell office:value-type="float" office:value="199911086" calcext:value-type="float">
            <text:p>199911086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ujiati</text:p>
          </table:table-cell>
          <table:table-cell office:value-type="float" office:value="200301076" calcext:value-type="float">
            <text:p>200301076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yanti</text:p>
          </table:table-cell>
          <table:table-cell office:value-type="float" office:value="201003113" calcext:value-type="float">
            <text:p>201003113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. Saputro</text:p>
          </table:table-cell>
          <table:table-cell office:value-type="float" office:value="201207004" calcext:value-type="float">
            <text:p>201207004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tin Wahyu Ningsih</text:p>
          </table:table-cell>
          <table:table-cell office:value-type="float" office:value="201804072" calcext:value-type="float">
            <text:p>201804072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ni Nurinjani</text:p>
          </table:table-cell>
          <table:table-cell office:value-type="float" office:value="202202350" calcext:value-type="float">
            <text:p>202202350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sti Maulina Azahra</text:p>
          </table:table-cell>
          <table:table-cell office:value-type="string" calcext:value-type="string">
            <text:p>20220331R</text:p>
          </table:table-cell>
          <table:table-cell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Reni Handayani</text:p>
          </table:table-cell>
          <table:table-cell table:style-name="ce13" office:value-type="string" calcext:value-type="string">
            <text:p>2022120RU</text:p>
          </table:table-cell>
          <table:table-cell table:style-name="ce13" office:value-type="string" calcext:value-type="string">
            <text:p>Anggota</text:p>
          </table:table-cell>
          <table:table-cell table:style-name="Default" table:number-columns-repeated="1012"/>
          <table:table-cell table:number-columns-repeated="1536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Zahra Firsta Oktaviana</text:p>
          </table:table-cell>
          <table:table-cell table:style-name="ce13" office:value-type="float" office:value="202301019" calcext:value-type="float">
            <text:p>202301019</text:p>
          </table:table-cell>
          <table:table-cell table:style-name="ce13" office:value-type="string" calcext:value-type="string">
            <text:p>Anggota</text:p>
          </table:table-cell>
          <table:table-cell table:style-name="Default" table:number-columns-repeated="1012"/>
          <table:table-cell table:number-columns-repeated="1536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Aditya Budi Saputra</text:p>
          </table:table-cell>
          <table:table-cell table:style-name="ce16" office:value-type="string" calcext:value-type="string">
            <text:p>2023081U5</text:p>
          </table:table-cell>
          <table:table-cell table:style-name="ce13" office:value-type="string" calcext:value-type="string">
            <text:p>Anggota</text:p>
          </table:table-cell>
          <table:table-cell table:style-name="ce195" table:number-columns-repeated="1012"/>
          <table:table-cell table:number-columns-repeated="1536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Ratna Ekawati</text:p>
          </table:table-cell>
          <table:table-cell table:style-name="ce14" office:value-type="string" calcext:value-type="string">
            <text:p>20231020R</text:p>
          </table:table-cell>
          <table:table-cell table:style-name="ce18" office:value-type="string" calcext:value-type="string">
            <text:p>Anggota</text:p>
          </table:table-cell>
          <table:table-cell table:style-name="ce106" table:number-columns-repeated="1012"/>
          <table:table-cell table:number-columns-repeated="8"/>
          <table:table-cell table:style-name="ce104" table:number-columns-repeated="1536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Bagas Daniswara</text:p>
          </table:table-cell>
          <table:table-cell table:style-name="ce14" office:value-type="float" office:value="202311086" calcext:value-type="float">
            <text:p>202311086</text:p>
          </table:table-cell>
          <table:table-cell table:style-name="ce18" office:value-type="string" calcext:value-type="string">
            <text:p>Anggota</text:p>
          </table:table-cell>
          <table:table-cell table:style-name="ce106" table:number-columns-repeated="1012"/>
          <table:table-cell table:number-columns-repeated="8"/>
          <table:table-cell table:style-name="ce104" table:number-columns-repeated="153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Zaematun Navisah</text:p>
          </table:table-cell>
          <table:table-cell table:style-name="ce16" office:value-type="string" calcext:value-type="string">
            <text:p>20231201U</text:p>
          </table:table-cell>
          <table:table-cell table:style-name="ce13" office:value-type="string" calcext:value-type="string">
            <text:p>Anggota</text:p>
          </table:table-cell>
          <table:table-cell table:style-name="ce106" table:number-columns-repeated="1012"/>
          <table:table-cell table:number-columns-repeated="8"/>
          <table:table-cell table:style-name="ce104" table:number-columns-repeated="1536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Ikbar Bayu Saputro</text:p>
          </table:table-cell>
          <table:table-cell table:style-name="ce13" office:value-type="string" calcext:value-type="string">
            <text:p>20240510Q</text:p>
          </table:table-cell>
          <table:table-cell table:style-name="ce13" office:value-type="string" calcext:value-type="string">
            <text:p>Anggota</text:p>
          </table:table-cell>
          <table:table-cell table:style-name="ce195" table:number-columns-repeated="1012"/>
          <table:table-cell table:number-columns-repeated="1536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Irma Bella Prihatin</text:p>
          </table:table-cell>
          <table:table-cell table:style-name="ce13" office:value-type="string" calcext:value-type="string">
            <text:p>20240613P</text:p>
          </table:table-cell>
          <table:table-cell table:style-name="ce13" office:value-type="string" calcext:value-type="string">
            <text:p>Anggota</text:p>
          </table:table-cell>
          <table:table-cell table:number-columns-repeated="3"/>
          <table:table-cell table:style-name="Default" table:number-columns-repeated="1009"/>
          <table:table-cell table:number-columns-repeated="1536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Irfan Bagus Maulana</text:p>
          </table:table-cell>
          <table:table-cell table:style-name="ce13" office:value-type="string" calcext:value-type="string">
            <text:p>2022101TP</text:p>
          </table:table-cell>
          <table:table-cell table:style-name="ce13"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Bayu Setyo Adi</text:p>
          </table:table-cell>
          <table:table-cell table:style-name="ce13" office:value-type="string" calcext:value-type="string">
            <text:p>2022101T9</text:p>
          </table:table-cell>
          <table:table-cell table:style-name="ce13" office:value-type="string" calcext:value-type="string">
            <text:p>Anggota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Angelika Kusuma</text:p>
          </table:table-cell>
          <table:table-cell table:style-name="ce13" office:value-type="float" office:value="202211100" calcext:value-type="float">
            <text:p>202211100</text:p>
          </table:table-cell>
          <table:table-cell table:style-name="ce13" office:value-type="string" calcext:value-type="string">
            <text:p>Anggota</text:p>
          </table:table-cell>
          <table:table-cell table:style-name="Default" table:number-columns-repeated="1012"/>
          <table:table-cell table:number-columns-repeated="15368"/>
        </table:table-row>
        <table:table-row table:style-name="ro3" table:number-rows-repeated="5">
          <table:table-cell table:style-name="Default" table:number-columns-repeated="1016"/>
          <table:table-cell table:number-columns-repeated="15368"/>
        </table:table-row>
        <table:table-row table:style-name="ro3" table:number-rows-repeated="6">
          <table:table-cell table:style-name="ce114" table:number-columns-repeated="4"/>
          <table:table-cell table:style-name="Default" table:number-columns-repeated="1012"/>
          <table:table-cell table:number-columns-repeated="15368"/>
        </table:table-row>
        <table:table-row table:style-name="ro4">
          <table:table-cell table:style-name="ce114" table:number-columns-repeated="4"/>
          <table:table-cell table:style-name="Default" table:number-columns-repeated="1012"/>
          <table:table-cell table:number-columns-repeated="15368"/>
        </table:table-row>
        <table:table-row table:style-name="ro5" table:number-rows-repeated="3">
          <table:table-cell table:style-name="Default" table:number-columns-repeated="4"/>
          <table:table-cell table:number-columns-repeated="16380"/>
        </table:table-row>
        <table:table-row table:style-name="ro3">
          <table:table-cell table:style-name="Default" table:number-columns-repeated="1016"/>
          <table:table-cell table:number-columns-repeated="15368"/>
        </table:table-row>
        <table:table-row table:style-name="ro2">
          <table:table-cell table:style-name="Default" table:number-columns-repeated="4"/>
          <table:table-cell table:number-columns-repeated="16380"/>
        </table:table-row>
        <table:table-row table:style-name="ro6">
          <table:table-cell table:style-name="Default" table:number-columns-repeated="4"/>
          <table:table-cell table:number-columns-repeated="16380"/>
        </table:table-row>
      </table:table>
      <table:table table:name="Data Driver" table:style-name="ta1" table:print-ranges="'Data Driver'.A1:'Data Driver'.B23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6" table:default-cell-style-name="ce43"/>
        <table:table-column table:style-name="co4" table:number-columns-repeated="1011" table:default-cell-style-name="ce193"/>
        <table:table-header-rows>
          <table:table-row table:style-name="ro1">
            <table:table-cell table:style-name="ce1" office:value-type="string" calcext:value-type="string" table:number-columns-spanned="3" table:number-rows-spanned="1">
              <text:p>DATA DRIVER PT.USG</text:p>
            </table:table-cell>
            <table:covered-table-cell table:style-name="ce3"/>
            <table:covered-table-cell table:style-name="ce191"/>
            <table:table-cell table:style-name="ce191" table:number-columns-repeated="1011"/>
          </table:table-row>
        </table:table-header-rows>
        <table:table-row table:style-name="ro7">
          <table:table-cell table:style-name="ce3" table:number-columns-repeated="2"/>
          <table:table-cell table:style-name="ce191" table:number-columns-repeated="1012"/>
        </table:table-row>
        <table:table-row table:style-name="ro2">
          <table:table-cell table:style-name="ce5" office:value-type="string" calcext:value-type="string" table:number-columns-spanned="1" table:number-rows-spanned="2">
            <text:p>NO</text:p>
          </table:table-cell>
          <table:table-cell table:style-name="ce5" office:value-type="string" calcext:value-type="string" table:number-columns-spanned="1" table:number-rows-spanned="2">
            <text:p>NAMA</text:p>
          </table:table-cell>
          <table:table-cell table:style-name="ce5" office:value-type="string" calcext:value-type="string" table:number-columns-spanned="1" table:number-rows-spanned="2">
            <text:p>UNIT</text:p>
          </table:table-cell>
          <table:table-cell table:style-name="ce191" table:number-columns-repeated="1011"/>
        </table:table-row>
        <table:table-row table:style-name="ro2">
          <table:covered-table-cell table:number-columns-repeated="3" table:style-name="ce5"/>
          <table:table-cell table:style-name="ce192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ARTO</text:p>
          </table:table-cell>
          <table:table-cell office:value-type="string" calcext:value-type="string">
            <text:p>UNGARAN</text:p>
          </table:table-cell>
          <table:table-cell table:style-name="ce192"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GUH</text:p>
          </table:table-cell>
          <table:table-cell office:value-type="string" calcext:value-type="string">
            <text:p>UNGARAN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BNU</text:p>
          </table:table-cell>
          <table:table-cell office:value-type="string" calcext:value-type="string">
            <text:p>UNGARAN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AN</text:p>
          </table:table-cell>
          <table:table-cell office:value-type="string" calcext:value-type="string">
            <text:p>UNGARAN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I</text:p>
          </table:table-cell>
          <table:table-cell office:value-type="string" calcext:value-type="string">
            <text:p>UNGARAN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ERNA</text:p>
          </table:table-cell>
          <table:table-cell office:value-type="string" calcext:value-type="string">
            <text:p>UNGARAN</text:p>
          </table:table-cell>
          <table:table-cell table:style-name="Default"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GANI</text:p>
          </table:table-cell>
          <table:table-cell office:value-type="string" calcext:value-type="string">
            <text:p>UNGARAN</text:p>
          </table:table-cell>
          <table:table-cell table:style-name="ce104"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YOHANES</text:p>
          </table:table-cell>
          <table:table-cell office:value-type="string" calcext:value-type="string">
            <text:p>UNGARAN</text:p>
          </table:table-cell>
          <table:table-cell table:style-name="ce104"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IF</text:p>
          </table:table-cell>
          <table:table-cell office:value-type="string" calcext:value-type="string">
            <text:p>UNGARAN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UNGARAN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ISAL</text:p>
          </table:table-cell>
          <table:table-cell office:value-type="string" calcext:value-type="string">
            <text:p>PRINGAPUS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GAGAS</text:p>
          </table:table-cell>
          <table:table-cell office:value-type="string" calcext:value-type="string">
            <text:p>PRINGAPUS</text:p>
          </table:table-cell>
          <table:table-cell table:style-name="ce105"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PRINGAPUS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HMUDI</text:p>
          </table:table-cell>
          <table:table-cell office:value-type="string" calcext:value-type="string">
            <text:p>PRINGAPUS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PRINGAPUS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DITYA</text:p>
          </table:table-cell>
          <table:table-cell office:value-type="string" calcext:value-type="string">
            <text:p>CONGOL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2" office:value-type="string" calcext:value-type="string">
            <text:p>HERMAWAN</text:p>
          </table:table-cell>
          <table:table-cell office:value-type="string" calcext:value-type="string">
            <text:p>CONGOL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MAM</text:p>
          </table:table-cell>
          <table:table-cell office:value-type="string" calcext:value-type="string">
            <text:p>CONGOL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IZAL</text:p>
          </table:table-cell>
          <table:table-cell office:value-type="string" calcext:value-type="string">
            <text:p>CONGOL</text:p>
          </table:table-cell>
          <table:table-cell table:number-columns-repeated="1011"/>
        </table:table-row>
        <table:table-row table:style-name="ro3">
          <table:table-cell table:style-name="Default" table:number-columns-repeated="1014"/>
        </table:table-row>
        <table:table-row table:style-name="ro3" table:number-rows-repeated="6">
          <table:table-cell table:style-name="ce114" table:number-columns-repeated="2"/>
          <table:table-cell table:style-name="Default" table:number-columns-repeated="1012"/>
        </table:table-row>
        <table:table-row table:style-name="ro4">
          <table:table-cell table:style-name="ce114" table:number-columns-repeated="2"/>
          <table:table-cell table:style-name="Default" table:number-columns-repeated="1012"/>
        </table:table-row>
        <table:table-row table:style-name="ro5" table:number-rows-repeated="3">
          <table:table-cell table:style-name="Default" table:number-columns-repeated="2"/>
          <table:table-cell table:style-name="ce193"/>
          <table:table-cell table:number-columns-repeated="1011"/>
        </table:table-row>
        <table:table-row table:style-name="ro3"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 table:style-name="ce193"/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193"/>
          <table:table-cell table:number-columns-repeated="1011"/>
        </table:table-row>
      </table:table>
      <table:named-expressions/>
      <table:database-ranges>
        <table:database-range table:name="__Anonymous_Sheet_DB__0" table:target-range-address="'Data Security Juni 2024'.E6:'Data Security Juni 2024'.E6" table:contains-header="false" table:orientation="column"/>
        <table:database-range table:name="__Anonymous_Sheet_DB__1" table:target-range-address="'Data Driver'.C6:'Data Driver'.C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35.56cm" fo:page-height="21.59cm" style:num-format="1" style:print-orientation="landscape" fo:margin-top="2.21cm" fo:margin-bottom="0.49cm" fo:margin-left="0.905cm" fo:margin-right="3.074cm" style:shadow="none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NORMATIF" style:display-name="PageStyle_NORMATI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2T00:58:46.057000000</meta:creation-date>
    <meta:editing-cycles>203</meta:editing-cycles>
    <meta:editing-duration>P2DT21H54M17S</meta:editing-duration>
    <meta:generator>LibreOffice/7.4.5.1$Windows_X86_64 LibreOffice_project/9c0871452b3918c1019dde9bfac75448afc4b57f</meta:generator>
    <dc:date>2024-06-24T12:37:58.304000000</dc:date>
    <meta:print-date>2024-06-07T11:05:33.108000000</meta:print-date>
    <meta:document-statistic meta:table-count="2" meta:cell-count="238" meta:object-count="0"/>
  </office:meta>
</office:document-meta>
</file>